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ef9e" officeooo:paragraph-rsid="000def9e"/>
    </style:style>
    <style:style style:name="P2" style:family="paragraph" style:parent-style-name="Standard">
      <style:text-properties officeooo:rsid="000fbf1f" officeooo:paragraph-rsid="000fbf1f"/>
    </style:style>
    <style:style style:name="P3" style:family="paragraph" style:parent-style-name="Standard">
      <style:text-properties officeooo:paragraph-rsid="000fbf1f"/>
    </style:style>
    <style:style style:name="P4" style:family="paragraph" style:parent-style-name="Standard">
      <style:text-properties officeooo:rsid="0010f0e4" officeooo:paragraph-rsid="0010f0e4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fbf1f"/>
    </style:style>
    <style:style style:name="T4" style:family="text">
      <style:text-properties officeooo:rsid="0010f0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LOBAL-01 : Unlocked Compiler Version<text:line-break/>Acknowledged</text:p>
      <text:p text:style-name="P1">-compiler version locked with 0.8.15</text:p>
      <text:p text:style-name="P1"/>
      <text:p text:style-name="P1">BRI-01 Centralization Risks In Bridge.sol</text:p>
      <text:p text:style-name="P4">Acknowledged<text:line-break/>Will implement multisig</text:p>
      <text:p text:style-name="P1"/>
      <text:p text:style-name="P1">BRI-02 : Cross Chain Swap Dependencies</text:p>
      <text:p text:style-name="P1">Acknowledged</text:p>
      <text:p text:style-name="P1">-3<text:span text:style-name="T1">rd</text:span> parties are strictly monitored</text:p>
      <text:p text:style-name="P1"/>
      <text:p text:style-name="P1">BRI-03 : Ineffective `isContract()` Check</text:p>
      <text:p text:style-name="P1">Acknowledged </text:p>
      <text:p text:style-name="P1">-msg.sender==tx.origin is in the modifier using isContract() function and IsContract() is only used inside that modifier</text:p>
      <text:p text:style-name="P1"/>
      <text:p text:style-name="P1">BRI-04 Missing Error Messages</text:p>
      <text:p text:style-name="P1">Acknowledged</text:p>
      <text:p text:style-name="P1">-<text:span text:style-name="T3">Error message added to require statement</text:span></text:p>
      <text:p text:style-name="P1"/>
      <text:p text:style-name="P1">ETC-01 | Centralized Risk In <text:span text:style-name="T4">addLiquidity</text:span></text:p>
      <text:p text:style-name="P4">Acknowledged</text:p>
      <text:p text:style-name="P4">-Will implement multisig</text:p>
      <text:p text:style-name="P4"/>
      <text:p text:style-name="P4">ETC-02 | Centralization Risks In EmpireToken.sol</text:p>
      <text:p text:style-name="P4">Acknowledged</text:p>
      <text:p text:style-name="P4">-Will implement multisig</text:p>
      <text:p text:style-name="P1"/>
      <text:p text:style-name="P2">ETC-03 Need Max Transaction Check</text:p>
      <text:p text:style-name="P2">Acknowledged</text:p>
      <text:p text:style-name="P2">-Empire has no wish for max wallet or max transaction</text:p>
      <text:p text:style-name="P2"/>
      <text:p text:style-name="P2">ETC-04 Proper Usage Of “pure” And “view”</text:p>
      <text:p text:style-name="P2">Acknowledged</text:p>
      <text:p text:style-name="P2">-Properly used pure and view everywhere required</text:p>
      <text:p text:style-name="P2"/>
      <text:p text:style-name="P2">ETC-05 Potential Sandwich Attacks</text:p>
      <text:p text:style-name="P2">Acknowledged</text:p>
      <text:p text:style-name="P2"/>
      <text:p text:style-name="P2">ETC-06 Third Party Dependencies</text:p>
      <text:p text:style-name="P2">Acknowledged</text:p>
      <text:p text:style-name="P2">-Third parties are strictly monitored</text:p>
      <text:p text:style-name="P2"/>
      <text:p text:style-name="P2">ETC-07 Unused Return Value</text:p>
      <text:p text:style-name="P2">Acknowledged</text:p>
      <text:p text:style-name="P2"/>
      <text:p text:style-name="P2">ETC-09 The Purpose Of Function deliver</text:p>
      <text:p text:style-name="P2">Acknowledged</text:p>
      <text:p text:style-name="P2"/>
      <text:p text:style-name="P2"/>
      <text:p text:style-name="P2"/>
      <text:p text:style-name="P2"><text:soft-page-break/>ETC-10 Typos In The Contract</text:p>
      <text:p text:style-name="P2">Acknowledged</text:p>
      <text:p text:style-name="P2">-Fixed the mentioned typos</text:p>
      <text:p text:style-name="P2"/>
      <text:p text:style-name="P2">ETC-11 Redundant SafeMath Usage</text:p>
      <text:p text:style-name="P2">Acknowledged</text:p>
      <text:p text:style-name="P2"/>
      <text:p text:style-name="P2">ETC-12 Unused Event</text:p>
      <text:p text:style-name="P2">Acknowledged</text:p>
      <text:p text:style-name="P2">-Removed unused event</text:p>
      <text:p text:style-name="P2"/>
      <text:p text:style-name="P2">MAI-01 Lack Of Reasonable Boundary</text:p>
      <text:p text:style-name="P2">Acknowledged</text:p>
      <text:p text:style-name="P3"><text:span text:style-name="T3">-Set buyFee and sellFee max boundary of 50% and bridge max fee to 10 BNB</text:span></text:p>
      <text:p text:style-name="P3"/>
      <text:p text:style-name="P2">ETC-08 Variables That Could Be Declared As Immutable</text:p>
      <text:p text:style-name="P4">Acknowledged</text:p>
      <text:p text:style-name="P4">-Variables are declared as immutable wherever required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02:51:19.723753056</meta:creation-date>
    <dc:date>2022-08-04T03:19:21.103442578</dc:date>
    <meta:editing-duration>PT7M11S</meta:editing-duration>
    <meta:editing-cycles>1</meta:editing-cycles>
    <meta:document-statistic meta:table-count="0" meta:image-count="0" meta:object-count="0" meta:page-count="2" meta:paragraph-count="48" meta:word-count="202" meta:character-count="1473" meta:non-whitespace-character-count="1318"/>
    <meta:generator>LibreOffice/6.4.7.2$Linux_X86_64 LibreOffice_project/40$Build-2</meta:generator>
  </office:meta>
</office:document-meta>
</file>